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0b024" officeooo:paragraph-rsid="00288c3e"/>
    </style:style>
    <style:style style:name="P3" style:family="paragraph" style:parent-style-name="Standard">
      <style:text-properties style:font-name="Linux Libertine O" officeooo:rsid="0026eec3" officeooo:paragraph-rsid="0026eec3"/>
    </style:style>
    <style:style style:name="P4" style:family="paragraph" style:parent-style-name="Standard">
      <style:text-properties style:font-name="Linux Libertine O" officeooo:rsid="0026eec3" officeooo:paragraph-rsid="00288c3e"/>
    </style:style>
    <style:style style:name="P5" style:family="paragraph" style:parent-style-name="Standard">
      <style:text-properties style:font-name="Linux Libertine O" officeooo:rsid="0026eec3" officeooo:paragraph-rsid="003f75c9"/>
    </style:style>
    <style:style style:name="P6" style:family="paragraph" style:parent-style-name="Standard">
      <style:text-properties style:font-name="Linux Libertine O" officeooo:rsid="0026eec3" officeooo:paragraph-rsid="00413a5b"/>
    </style:style>
    <style:style style:name="P7" style:family="paragraph" style:parent-style-name="Standard">
      <style:text-properties style:font-name="Linux Libertine O" officeooo:rsid="0026f024" officeooo:paragraph-rsid="0026f024"/>
    </style:style>
    <style:style style:name="P8" style:family="paragraph" style:parent-style-name="Standard">
      <style:text-properties style:font-name="Linux Libertine O" officeooo:rsid="0029e3a4" officeooo:paragraph-rsid="0029e3a4"/>
    </style:style>
    <style:style style:name="P9" style:family="paragraph" style:parent-style-name="Standard">
      <style:text-properties style:font-name="Linux Libertine O" officeooo:rsid="0029e3a4" officeooo:paragraph-rsid="003ca904"/>
    </style:style>
    <style:style style:name="P10" style:family="paragraph" style:parent-style-name="Standard">
      <style:text-properties style:font-name="Linux Libertine O" officeooo:rsid="002e861f" officeooo:paragraph-rsid="002e861f"/>
    </style:style>
    <style:style style:name="P11" style:family="paragraph" style:parent-style-name="Heading">
      <style:text-properties style:font-name="Linux Libertine O"/>
    </style:style>
    <style:style style:name="P12" style:family="paragraph" style:parent-style-name="Heading">
      <style:text-properties style:font-name="Linux Libertine O" officeooo:paragraph-rsid="00288c3e"/>
    </style:style>
    <style:style style:name="P13" style:family="paragraph" style:parent-style-name="Standard">
      <style:text-properties style:font-name="Linux Libertine O" officeooo:rsid="003ca904" officeooo:paragraph-rsid="003ca904"/>
    </style:style>
    <style:style style:name="P14" style:family="paragraph" style:parent-style-name="Standard">
      <style:text-properties style:font-name="Linux Libertine O" officeooo:rsid="003f75c9" officeooo:paragraph-rsid="003f75c9"/>
    </style:style>
    <style:style style:name="P15" style:family="paragraph" style:parent-style-name="Standard">
      <style:text-properties officeooo:paragraph-rsid="00413a5b"/>
    </style:style>
    <style:style style:name="P16" style:family="paragraph" style:parent-style-name="Standard">
      <style:text-properties style:font-name="Linux Libertine O" officeooo:rsid="0026eec3" officeooo:paragraph-rsid="0026eec3"/>
    </style:style>
    <style:style style:name="P17" style:family="paragraph" style:parent-style-name="Heading_20_1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6eec3" style:font-weight-asian="bold" style:font-weight-complex="bold"/>
    </style:style>
    <style:style style:name="T4" style:family="text">
      <style:text-properties fo:color="#3465a4" loext:opacity="100%" fo:font-weight="bold" officeooo:rsid="0038f7bd" style:font-weight-asian="bold" style:font-weight-complex="bold"/>
    </style:style>
    <style:style style:name="T5" style:family="text">
      <style:text-properties fo:color="#3465a4" loext:opacity="100%" fo:font-weight="bold" officeooo:rsid="003f75c9" style:font-weight-asian="bold" style:font-weight-complex="bold"/>
    </style:style>
    <style:style style:name="T6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7" style:family="text">
      <style:text-properties fo:color="#3465a4" loext:opacity="100%" fo:font-size="14pt" fo:font-weight="bold" officeooo:rsid="0026f024" style:font-name-asian="Noto Sans CJK SC Regular" style:font-size-asian="14pt" style:font-weight-asian="bold" style:font-name-complex="FreeSans1" style:font-size-complex="14pt" style:font-weight-complex="bold"/>
    </style:style>
    <style:style style:name="T8" style:family="text">
      <style:text-properties officeooo:rsid="0026eec3"/>
    </style:style>
    <style:style style:name="T9" style:family="text">
      <style:text-properties officeooo:rsid="0026f024"/>
    </style:style>
    <style:style style:name="T10" style:family="text">
      <style:text-properties officeooo:rsid="002c55b0"/>
    </style:style>
    <style:style style:name="T11" style:family="text">
      <style:text-properties officeooo:rsid="002e861f"/>
    </style:style>
    <style:style style:name="T12" style:family="text">
      <style:text-properties style:font-name="Linux Libertine O" officeooo:rsid="002e861f"/>
    </style:style>
    <style:style style:name="T13" style:family="text">
      <style:text-properties style:font-name="Linux Libertine O" officeooo:rsid="0026f024"/>
    </style:style>
    <style:style style:name="T14" style:family="text">
      <style:text-properties style:font-name="Linux Libertine O" officeooo:rsid="00413a5b"/>
    </style:style>
    <style:style style:name="T15" style:family="text">
      <style:text-properties officeooo:rsid="0030071b"/>
    </style:style>
    <style:style style:name="T16" style:family="text">
      <style:text-properties officeooo:rsid="0031eb9f"/>
    </style:style>
    <style:style style:name="T17" style:family="text">
      <style:text-properties officeooo:rsid="00370ee0"/>
    </style:style>
    <style:style style:name="T18" style:family="text">
      <style:text-properties officeooo:rsid="0038f7bd"/>
    </style:style>
    <style:style style:name="T19" style:family="text">
      <style:text-properties officeooo:rsid="003b31f3"/>
    </style:style>
    <style:style style:name="T20" style:family="text">
      <style:text-properties officeooo:rsid="003f75c9"/>
    </style:style>
    <style:style style:name="T21" style:family="text">
      <style:text-properties officeooo:rsid="00413a5b"/>
    </style:style>
    <style:style style:name="T22" style:family="text">
      <style:text-properties officeooo:rsid="00436219"/>
    </style:style>
    <style:style style:name="T23" style:family="text">
      <style:text-properties officeooo:rsid="004515ac"/>
    </style:style>
    <style:style style:name="T24" style:family="text">
      <style:text-properties officeooo:rsid="00451f05"/>
    </style:style>
    <style:style style:name="T25" style:family="text">
      <style:text-properties officeooo:rsid="004704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8">Cottage Pie</text:span> (<text:span text:style-name="T8">6</text:span> portions; <text:span text:style-name="T19">1h </text:span><text:span text:style-name="T20">30</text:span><text:span text:style-name="T19">m</text:span>)</text:h>
      <text:p text:style-name="P13">Good served with kale <text:span text:style-name="T20">and gravy from </text:span><text:a xlink:type="simple" xlink:href="https://www.bbc.co.uk/food/recipes/easy_gravy_09203" text:style-name="Internet_20_link" text:visited-style-name="Visited_20_Internet_20_Link"><text:span text:style-name="T20">https://www.bbc.co.uk/food/recipes/easy_gravy_09203</text:span></text:a></text:p>
      <text:p text:style-name="P13"/>
      <text:p text:style-name="P9">To make <text:span text:style-name="T20">with meat</text:span>, replace the <text:span text:style-name="T20">lentils &amp; </text:span>beans <text:span text:style-name="T20">with 750g pork mince &amp; 1 can black-eye beans</text:span>.</text:p>
      <text:p text:style-name="P8">To make it gluten-free, use GF stock and <text:span text:style-name="T16">GF</text:span> gravy granules.</text:p>
      <text:p text:style-name="P8"/>
      <text:p text:style-name="P11"><text:span text:style-name="T6">For the </text:span><text:span text:style-name="T7">filling</text:span></text:p>
      <text:p text:style-name="P10"><text:span text:style-name="T25">3</text:span> tbsp olive oil</text:p>
      <text:p text:style-name="P3"><text:span text:style-name="T20">3</text:span> onions</text:p>
      <text:p text:style-name="P3">3 large garlic cloves <text:span text:style-name="T20">+ 2 frozen garlic cubes</text:span></text:p>
      <text:p text:style-name="P3"><text:span text:style-name="T20">450g</text:span> carrots <text:span text:style-name="T15">(slightly more if you levy a carrot tax)</text:span></text:p>
      <text:p text:style-name="P3"><text:span text:style-name="T20">500g</text:span> leeks</text:p>
      <text:p text:style-name="P3"><text:span text:style-name="T25">6</text:span> tsp tomato puree</text:p>
      <text:p text:style-name="P3"><text:span text:style-name="T25">6</text:span> tsp <text:span text:style-name="T25">grainy </text:span>mustard</text:p>
      <text:p text:style-name="P3"><text:span text:style-name="T11">1 tsp </text:span>dried thyme <text:span text:style-name="T20">or several sprigs fresh thyme</text:span></text:p>
      <text:p text:style-name="P3"><text:span text:style-name="T11">2 tsp </text:span>mixed herbs</text:p>
      <text:p text:style-name="P5">300g frozen peas</text:p>
      <text:p text:style-name="P5">1 tin <text:span text:style-name="T20">each of</text:span> black-eye, <text:span text:style-name="T20">haricot, butter, kidney</text:span> bean<text:span text:style-name="T20">s</text:span></text:p>
      <text:p text:style-name="P3"><text:span text:style-name="T20">2</text:span> beef stock <text:span text:style-name="T20">cubes</text:span></text:p>
      <text:p text:style-name="P3"/>
      <text:p text:style-name="P14">The mash + <text:span text:style-name="T9">100g grated cheese</text:span></text:p>
      <text:p text:style-name="P1"/>
      <text:p text:style-name="P1"/>
      <text:p text:style-name="P3"><text:span text:style-name="T20">Roughly c</text:span>hop up the onions &amp; garlic. <text:span text:style-name="T11">Equip the overwhelmingly beloved wooden spoon. </text:span>Fry the garlic &amp; onion for <text:span text:style-name="T20">a couple of minutes, </text:span><text:span text:style-name="T24">wash, </text:span><text:span text:style-name="T20">chop and add the carrots, then </text:span><text:span text:style-name="T24">same for</text:span><text:span text:style-name="T20"> the leeks</text:span>.</text:p>
      <text:p text:style-name="P14">Fry for another couple of minutes, then add the herbs, tomato puree and mustard, and mix well.</text:p>
      <text:p text:style-name="P3"/>
      <text:p text:style-name="P6"><text:span text:style-name="T10">Dra</text:span><text:span text:style-name="T11">i</text:span><text:span text:style-name="T10">n &amp; rinse the beans, </text:span><text:span text:style-name="T20">and add to the pot along with the peas, lentils, </text:span><text:span text:style-name="T21">crumbled stock cubes, and 300ml hot water. </text:span>B<text:span text:style-name="T21">ring to the b</text:span>oil <text:span text:style-name="T21">and simmer</text:span> for <text:span text:style-name="T21">2</text:span><text:span text:style-name="T22">5</text:span>min, stirring periodically. <text:span text:style-name="T9">Add a bit of water if needed but don’t make it too liquidy otherwise the mash sinks in.</text:span></text:p>
      <text:p text:style-name="P6"><text:span text:style-name="T9">(</text:span><text:span text:style-name="T11">Now is a good time to</text:span><text:span text:style-name="T9"> make the mash.)</text:span><text:line-break/></text:p>
      <text:p text:style-name="P15"><text:span text:style-name="T14">Preheat the oven at 210C. </text:span><text:span text:style-name="T13">Transfer </text:span><text:span text:style-name="T14">the filling </text:span><text:span text:style-name="T13">to the oven pot if needed. Top with the mash </text:span><text:span text:style-name="T12">and cheese (it helps to make a raised mash edge to stop the cheese melting over the sides)</text:span><text:span text:style-name="T13"> and oven for 2</text:span><text:span text:style-name="T12">5</text:span><text:span text:style-name="T13">min.</text:span></text:p>
      <text:p text:style-name="P6"><text:span text:style-name="T9">(</text:span><text:span text:style-name="T11">Now is a good time to</text:span><text:span text:style-name="T9"> make the </text:span><text:span text:style-name="T21">gravy</text:span><text:span text:style-name="T9">.)</text:span></text:p>
      <text:p text:style-name="P7"/>
      <text:p text:style-name="P12"><text:span text:style-name="T1">For </text:span><text:span text:style-name="T2">the </text:span><text:span text:style-name="T3">mash </text:span><text:span text:style-name="T4">(</text:span><text:span text:style-name="T5">3</text:span><text:span text:style-name="T4">0 min)</text:span></text:p>
      <text:p text:style-name="P4"><text:span text:style-name="T11">1.</text:span><text:span text:style-name="T20">5</text:span>kg maris piper potatoes</text:p>
      <text:p text:style-name="P4"><text:span text:style-name="T25">5</text:span><text:span text:style-name="T11"> tbsp </text:span>olive oil</text:p>
      <text:p text:style-name="P4"><text:span text:style-name="T11">100ml </text:span>milk</text:p>
      <text:p text:style-name="P4"><text:span text:style-name="T11">1 flat tsp </text:span>salt</text:p>
      <text:p text:style-name="P2"/>
      <text:p text:style-name="P2"/>
      <text:p text:style-name="P4">Peel <text:span text:style-name="T23">or scrub </text:span>the potatoes <text:span text:style-name="T23">and chop</text:span> into <text:span text:style-name="T18">1-2inch </text:span>chunks. Boil until soft <text:span text:style-name="T17">(takes 15-20min)</text:span>.<text:line-break/>Mash, adding milk, olive oil &amp; salt to taste <text:span text:style-name="T11">(amounts given are approximate)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4:25.232593965</dc:date>
    <meta:editing-duration>PT59M50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22" meta:character-count="1722" meta:non-whitespace-character-count="1429"/>
  </office:meta>
</office:document-meta>
</file>